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StereotypesProvider.collectStereotypesOnTypes( Set &lt; Element &gt; seen , Set &lt; String &gt; stereotypes , Eleme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edStereotypesProvider.isIndexedAnnotation( AnnotationMirror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StereotypesProvider.collectStereotypesOnAnnotations( Set &lt; Element &gt; seen , Set &lt; String &gt; stereotypes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edStereotypesProvider.getCandidateAnnotationElement( Set &lt; Element &gt; seen , AnnotationMirror anno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edStereotypesProvider.isAnnotatedWithIndexed( Eleme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edStereotypesProvider.collectStereotypes( Set &lt; Element &gt; seen , Set &lt; String &gt; stereotypes , Element element , AnnotationMirror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edStereotypesProvider.getStereotypes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edStereotypesProvider.IndexedStereotypesProvider( TypeHelper type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